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basic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Http 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4"/>The Hypertext Transfer Protocol (HTTP) is an application protocol for distributed, collaborative, and hypermedia information systems.</text:p>
                <text:p><text:s text:c="4"/>HTTP is the foundation of data communication for the World Wide Web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sage form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quest line (e.g., GET /images/logo.png HTTP/1.1)</text:p>
              </text:list-item>
              <text:list-item>
                <text:p>Request headers (e.g., Content-Type: text/plain;)</text:p>
              </text:list-item>
              <text:list-item>
                <text:p>Optional message bod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Headers</text:p>
              </text:list-item>
              <text:list-item>
                <text:p>Request Headers</text:p>
              </text:list-item>
              <text:list-item>
                <text:p>Response Headers</text:p>
              </text:list-item>
              <text:list-item>
                <text:p>Entity Head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4"/>Representational state transfer (REST) or RESTful web services are a way of providing interoperability between computer systems on the Internet. REST-compliant Web services allow requesting systems to access and manipulate textual representations of Web resources using a uniform and predefined set of stateless operations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constra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-server architecture</text:p>
              </text:list-item>
              <text:list-item>
                <text:p>Statelessness</text:p>
              </text:list-item>
              <text:list-item>
                <text:p>Cacheability</text:p>
              </text:list-item>
              <text:list-item>
                <text:p>Layered system</text:p>
              </text:list-item>
              <text:list-item>
                <text:p>Uniform interface</text:p>
              </text:list-item>
              <text:list-item>
                <text:p>Self-descriptive messages</text:p>
              </text:list-item>
              <text:list-item>
                <text:p>couple of other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T requests 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– api/todos</text:p>
              </text:list-item>
              <text:list-item>
                <text:p>POST – api/todos</text:p>
              </text:list-item>
              <text:list-item>
                <text:p>PUT – api/todos/:id</text:p>
              </text:list-item>
              <text:list-item>
                <text:p>DELETE – api/todos/: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w words about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4"/>RxJS is a library for reactive programming using Observables, to make it easier to compose asynchronous or callback-based cod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Q&amp;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7-12-07T21:08:02.459511748</dc:date>
    <meta:editing-duration>PT8H16M19S</meta:editing-duration>
    <meta:editing-cycles>53</meta:editing-cycles>
    <meta:generator>LibreOffice/5.1.6.2$Linux_X86_64 LibreOffice_project/10m0$Build-2</meta:generator>
    <meta:document-statistic meta:object-count="57"/>
  </office:meta>
</office:document-meta>
</file>